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161965" style:font-weight-asian="bold" style:font-weight-complex="bold"/>
    </style:style>
    <style:style style:name="P2" style:family="paragraph" style:parent-style-name="Preformatted_20_Text">
      <style:text-properties fo:font-weight="bold" officeooo:rsid="001b9632" officeooo:paragraph-rsid="001b9632" style:font-weight-asian="bold" style:font-weight-complex="bold"/>
    </style:style>
    <style:style style:name="P3" style:family="paragraph" style:parent-style-name="Preformatted_20_Text">
      <style:text-properties fo:font-weight="bold" officeooo:rsid="001bc7cf" officeooo:paragraph-rsid="001bc7cf" style:font-weight-asian="bold" style:font-weight-complex="bold"/>
    </style:style>
    <style:style style:name="P4" style:family="paragraph" style:parent-style-name="Preformatted_20_Text">
      <style:text-properties fo:font-weight="bold" officeooo:rsid="001d9967" officeooo:paragraph-rsid="001d9967" style:font-weight-asian="bold" style:font-weight-complex="bold"/>
    </style:style>
    <style:style style:name="P5" style:family="paragraph" style:parent-style-name="Preformatted_20_Text">
      <style:text-properties fo:font-weight="bold" officeooo:paragraph-rsid="002856f1" style:font-weight-asian="bold" style:font-weight-complex="bold"/>
    </style:style>
    <style:style style:name="P6" style:family="paragraph" style:parent-style-name="Preformatted_20_Text">
      <style:text-properties fo:font-weight="bold" officeooo:rsid="002a12ea" officeooo:paragraph-rsid="002a12ea" style:font-weight-asian="bold" style:font-weight-complex="bold"/>
    </style:style>
    <style:style style:name="P7" style:family="paragraph" style:parent-style-name="Preformatted_20_Text">
      <style:text-properties fo:font-weight="bold" officeooo:rsid="002a7f65" officeooo:paragraph-rsid="0035a549" style:font-weight-asian="bold" style:font-weight-complex="bold"/>
    </style:style>
    <style:style style:name="P8" style:family="paragraph" style:parent-style-name="Preformatted_20_Text">
      <style:text-properties fo:font-weight="bold" officeooo:paragraph-rsid="0037737d" style:font-weight-asian="bold" style:font-weight-complex="bold"/>
    </style:style>
    <style:style style:name="P9" style:family="paragraph" style:parent-style-name="Preformatted_20_Text">
      <style:text-properties officeooo:paragraph-rsid="0022f8de"/>
    </style:style>
    <style:style style:name="P10" style:family="paragraph" style:parent-style-name="Preformatted_20_Text">
      <style:text-properties officeooo:rsid="00258b9e" officeooo:paragraph-rsid="00258b9e"/>
    </style:style>
    <style:style style:name="P11" style:family="paragraph" style:parent-style-name="Preformatted_20_Text">
      <style:text-properties fo:font-style="normal" fo:font-weight="bold" officeooo:rsid="001b9632" officeooo:paragraph-rsid="00337baf" style:font-style-asian="normal" style:font-weight-asian="bold" style:font-style-complex="normal" style:font-weight-complex="bold"/>
    </style:style>
    <style:style style:name="P12" style:family="paragraph" style:parent-style-name="Preformatted_20_Text">
      <style:text-properties officeooo:paragraph-rsid="002856f1"/>
    </style:style>
    <style:style style:name="P13" style:family="paragraph" style:parent-style-name="Preformatted_20_Text">
      <style:text-properties officeooo:paragraph-rsid="00206973"/>
    </style:style>
    <style:style style:name="P14" style:family="paragraph" style:parent-style-name="Preformatted_20_Text">
      <style:text-properties officeooo:rsid="001b9632" officeooo:paragraph-rsid="0028c27b"/>
    </style:style>
    <style:style style:name="P15" style:family="paragraph" style:parent-style-name="Preformatted_20_Text">
      <style:text-properties officeooo:rsid="001b9632" officeooo:paragraph-rsid="001b9632"/>
    </style:style>
    <style:style style:name="P16" style:family="paragraph" style:parent-style-name="Preformatted_20_Text">
      <style:text-properties officeooo:rsid="001b9632" officeooo:paragraph-rsid="002b7c04"/>
    </style:style>
    <style:style style:name="P17" style:family="paragraph" style:parent-style-name="Preformatted_20_Text">
      <style:text-properties officeooo:paragraph-rsid="001d9967"/>
    </style:style>
    <style:style style:name="P18" style:family="paragraph" style:parent-style-name="Preformatted_20_Text">
      <style:text-properties officeooo:rsid="001d9967" officeooo:paragraph-rsid="001d9967"/>
    </style:style>
    <style:style style:name="P19" style:family="paragraph" style:parent-style-name="Preformatted_20_Text">
      <style:text-properties officeooo:rsid="00206973" officeooo:paragraph-rsid="00206973"/>
    </style:style>
    <style:style style:name="P20" style:family="paragraph" style:parent-style-name="Preformatted_20_Text">
      <style:text-properties officeooo:rsid="001ffbf0" officeooo:paragraph-rsid="001ffbf0"/>
    </style:style>
    <style:style style:name="P21" style:family="paragraph" style:parent-style-name="Preformatted_20_Text">
      <style:text-properties officeooo:rsid="001bc7cf" officeooo:paragraph-rsid="001bc7cf"/>
    </style:style>
    <style:style style:name="P22" style:family="paragraph" style:parent-style-name="Preformatted_20_Text">
      <style:text-properties officeooo:rsid="001bc7cf" officeooo:paragraph-rsid="00337baf"/>
    </style:style>
    <style:style style:name="P23" style:family="paragraph" style:parent-style-name="Preformatted_20_Text">
      <style:text-properties officeooo:paragraph-rsid="001b9632"/>
    </style:style>
    <style:style style:name="P24" style:family="paragraph" style:parent-style-name="Preformatted_20_Text">
      <style:text-properties officeooo:rsid="001b8585" officeooo:paragraph-rsid="001b8585"/>
    </style:style>
    <style:style style:name="P25" style:family="paragraph" style:parent-style-name="Preformatted_20_Text">
      <style:text-properties officeooo:paragraph-rsid="001b8585"/>
    </style:style>
    <style:style style:name="P26" style:family="paragraph" style:parent-style-name="Preformatted_20_Text">
      <style:text-properties officeooo:paragraph-rsid="00193208"/>
    </style:style>
    <style:style style:name="P27" style:family="paragraph" style:parent-style-name="Preformatted_20_Text">
      <style:text-properties officeooo:paragraph-rsid="00161965"/>
    </style:style>
    <style:style style:name="P28" style:family="paragraph" style:parent-style-name="Preformatted_20_Text">
      <style:text-properties officeooo:paragraph-rsid="0015de5e"/>
    </style:style>
    <style:style style:name="P29" style:family="paragraph" style:parent-style-name="Preformatted_20_Text">
      <style:text-properties officeooo:paragraph-rsid="00155dc7"/>
    </style:style>
    <style:style style:name="P30" style:family="paragraph" style:parent-style-name="Preformatted_20_Text">
      <style:text-properties officeooo:paragraph-rsid="001b8036"/>
    </style:style>
    <style:style style:name="P31" style:family="paragraph" style:parent-style-name="Preformatted_20_Text">
      <style:text-properties officeooo:rsid="002a12ea" officeooo:paragraph-rsid="002a12ea"/>
    </style:style>
    <style:style style:name="P32" style:family="paragraph" style:parent-style-name="Preformatted_20_Text">
      <style:text-properties officeooo:rsid="002a7f65" officeooo:paragraph-rsid="002a7f65"/>
    </style:style>
    <style:style style:name="P33" style:family="paragraph" style:parent-style-name="Preformatted_20_Text">
      <style:text-properties officeooo:paragraph-rsid="002a7f65"/>
    </style:style>
    <style:style style:name="P34" style:family="paragraph" style:parent-style-name="Preformatted_20_Text">
      <style:text-properties style:font-name="Liberation Mono" fo:font-size="10pt" officeooo:rsid="002856f1" officeooo:paragraph-rsid="002856f1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officeooo:rsid="0042aa20" officeooo:paragraph-rsid="002a7f65"/>
    </style:style>
    <style:style style:name="P36" style:family="paragraph" style:parent-style-name="Preformatted_20_Text">
      <style:text-properties officeooo:rsid="0042aa20" officeooo:paragraph-rsid="0042aa20"/>
    </style:style>
    <style:style style:name="P37" style:family="paragraph" style:parent-style-name="Preformatted_20_Text">
      <style:text-properties officeooo:rsid="00444e30" officeooo:paragraph-rsid="00444e30"/>
    </style:style>
    <style:style style:name="T1" style:family="text">
      <style:text-properties officeooo:rsid="00155d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de5e"/>
    </style:style>
    <style:style style:name="T4" style:family="text">
      <style:text-properties officeooo:rsid="00161965"/>
    </style:style>
    <style:style style:name="T5" style:family="text">
      <style:text-properties officeooo:rsid="0017c24a"/>
    </style:style>
    <style:style style:name="T6" style:family="text">
      <style:text-properties officeooo:rsid="001a8c04"/>
    </style:style>
    <style:style style:name="T7" style:family="text">
      <style:text-properties officeooo:rsid="001b8036"/>
    </style:style>
    <style:style style:name="T8" style:family="text">
      <style:text-properties officeooo:rsid="001b8585"/>
    </style:style>
    <style:style style:name="T9" style:family="text">
      <style:text-properties officeooo:rsid="001b9632"/>
    </style:style>
    <style:style style:name="T10" style:family="text">
      <style:text-properties officeooo:rsid="001bc7cf"/>
    </style:style>
    <style:style style:name="T11" style:family="text">
      <style:text-properties officeooo:rsid="001d9967"/>
    </style:style>
    <style:style style:name="T12" style:family="text">
      <style:text-properties officeooo:rsid="00206973"/>
    </style:style>
    <style:style style:name="T13" style:family="text">
      <style:text-properties officeooo:rsid="00218d50"/>
    </style:style>
    <style:style style:name="T14" style:family="text">
      <style:text-properties officeooo:rsid="0022f8de"/>
    </style:style>
    <style:style style:name="T15" style:family="text">
      <style:text-properties officeooo:rsid="002380ef"/>
    </style:style>
    <style:style style:name="T16" style:family="text">
      <style:text-properties officeooo:rsid="00251f37"/>
    </style:style>
    <style:style style:name="T17" style:family="text">
      <style:text-properties style:font-name="Liberation Mono" fo:font-size="10pt" officeooo:rsid="00258b9e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856f1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2b7c04" style:font-name-asian="Noto Sans Mono CJK SC" style:font-size-asian="10pt" style:font-name-complex="Liberation Mono" style:font-size-complex="10pt"/>
    </style:style>
    <style:style style:name="T20" style:family="text">
      <style:text-properties officeooo:rsid="0026f3bb"/>
    </style:style>
    <style:style style:name="T21" style:family="text">
      <style:text-properties officeooo:rsid="002856f1"/>
    </style:style>
    <style:style style:name="T22" style:family="text">
      <style:text-properties officeooo:rsid="0028c27b"/>
    </style:style>
    <style:style style:name="T23" style:family="text">
      <style:text-properties officeooo:rsid="002a7f65"/>
    </style:style>
    <style:style style:name="T24" style:family="text">
      <style:text-properties officeooo:rsid="002b7c04"/>
    </style:style>
    <style:style style:name="T25" style:family="text">
      <style:text-properties officeooo:rsid="002e9df3"/>
    </style:style>
    <style:style style:name="T26" style:family="text">
      <style:text-properties officeooo:rsid="00303c44"/>
    </style:style>
    <style:style style:name="T27" style:family="text">
      <style:text-properties officeooo:rsid="0031f5da"/>
    </style:style>
    <style:style style:name="T28" style:family="text">
      <style:text-properties officeooo:rsid="00337baf"/>
    </style:style>
    <style:style style:name="T29" style:family="text">
      <style:text-properties officeooo:rsid="0035a549"/>
    </style:style>
    <style:style style:name="T30" style:family="text">
      <style:text-properties officeooo:rsid="00370f09"/>
    </style:style>
    <style:style style:name="T31" style:family="text">
      <style:text-properties officeooo:rsid="003747dd"/>
    </style:style>
    <style:style style:name="T32" style:family="text">
      <style:text-properties officeooo:rsid="0037737d"/>
    </style:style>
    <style:style style:name="T33" style:family="text">
      <style:text-properties officeooo:rsid="00389d92"/>
    </style:style>
    <style:style style:name="T34" style:family="text">
      <style:text-properties officeooo:rsid="003b7e71"/>
    </style:style>
    <style:style style:name="T35" style:family="text">
      <style:text-properties officeooo:rsid="003bdc9e"/>
    </style:style>
    <style:style style:name="T36" style:family="text">
      <style:text-properties officeooo:rsid="003c3f6f"/>
    </style:style>
    <style:style style:name="T37" style:family="text">
      <style:text-properties officeooo:rsid="003c593f"/>
    </style:style>
    <style:style style:name="T38" style:family="text">
      <style:text-properties officeooo:rsid="003f0d74"/>
    </style:style>
    <style:style style:name="T39" style:family="text">
      <style:text-properties officeooo:rsid="0043384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6639f"/>
    </style:style>
    <style:style style:name="T42" style:family="text">
      <style:text-properties officeooo:rsid="004827e7"/>
    </style:style>
    <style:style style:name="T43" style:family="text">
      <style:text-properties officeooo:rsid="004c33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parture Board</text:h>
      <text:p text:style-name="P29"/>
      <text:p text:style-name="P9">A continually updated <text:span text:style-name="T4">station </text:span>departure board in a small moveable window.</text:p>
      <text:p text:style-name="P9"/>
      <text:p text:style-name="P9">Depending on options, the board shows: </text:p>
      <text:p text:style-name="P29"/>
      <text:p text:style-name="P29">- <text:s/>Vehicle status (ap<text:span text:style-name="T1">p</text:span>r<text:span text:style-name="T1">oa</text:span>ching, standing, departing). </text:p>
      <text:p text:style-name="Preformatted_20_Text">- <text:s/>Platform number. </text:p>
      <text:p text:style-name="Preformatted_20_Text">- <text:s/>Vehicle occupancy and capacity. </text:p>
      <text:p text:style-name="Preformatted_20_Text">- <text:s/>Line name. </text:p>
      <text:p text:style-name="Preformatted_20_Text">- <text:s/>Destination terminus. </text:p>
      <text:p text:style-name="Preformatted_20_Text">- <text:s/>'Via' stations. </text:p>
      <text:p text:style-name="Preformatted_20_Text">- <text:s/>Origin terminus. </text:p>
      <text:p text:style-name="Preformatted_20_Text"/>
      <text:p text:style-name="Preformatted_20_Text"><text:span text:style-name="T38">For more variety, </text:span>“<text:span text:style-name="T38">off the </text:span><text:span text:style-name="T42">map</text:span><text:span text:style-name="T38">” destination names can be included in addition to the stations in the game. </text:span></text:p>
      <text:p text:style-name="Preformatted_20_Text"/>
      <text:p text:style-name="Preformatted_20_Text">The mod puts the "<text:span text:style-name="T2">Depart</text:span>" button on the taskbar at the bottom of the Transport Fever 2 window. <text:s/>Click on this <text:span text:style-name="T2">Depart</text:span> button to open the Departure Board Control Window to <text:span text:style-name="T5">select a station and </text:span>set various options. </text:p>
      <text:p text:style-name="Preformatted_20_Text"/>
      <text:p text:style-name="P30">Selecting a station opens the Departure Board Display Window which lists the vehicles approaching, standing <text:span text:style-name="T14">at</text:span>, and departing <text:span text:style-name="T14">from</text:span> the station platforms or terminal<text:span text:style-name="T14">s</text:span>.</text:p>
      <text:p text:style-name="P30"/>
      <text:p text:style-name="P30">A solid circle next to the platform number indicates the vehicle is standing at the terminal. <text:s/>A hollow circle indicates that the vehicle has departed from the terminal. </text:p>
      <text:p text:style-name="Preformatted_20_Text"/>
      <text:p text:style-name="Preformatted_20_Text">The destination and origin terminus are found automatically by looking forwards and backwards along the line, looking for a station with the same previous and next station. <text:s/>If no terminus is found (eg. a circular route) then the line name is displayed instead. <text:s/>The next station on the line is shown as '<text:span text:style-name="T15">V</text:span>ia'.</text:p>
      <text:p text:style-name="Preformatted_20_Text"/>
      <text:p text:style-name="P10">The Display Window width <text:span text:style-name="T34">is saved in the game savefile. <text:s/>It</text:span> can be changed by dragging<text:span text:style-name="T33"> </text:span><text:span text:style-name="T35">the </text:span><text:span text:style-name="T33">side </text:span><text:span text:style-name="T34">of the window </text:span>with the mouse.</text:p>
      <text:p text:style-name="Preformatted_20_Text"/>
      <text:h text:style-name="Heading_20_2" text:outline-level="2">Control Window Options</text:h>
      <text:p text:style-name="P29">(from top to bottom): </text:p>
      <text:p text:style-name="P28"/>
      <text:p text:style-name="P28"><text:span text:style-name="T2">Station Selector</text:span>. <text:s/>A combo box which shows a <text:span text:style-name="T15">menu</text:span> of stations, filtered by the Transport Mode, Cargo, and Minimum Station Lines fields (see below). </text:p>
      <text:p text:style-name="Preformatted_20_Text"/>
      <text:p text:style-name="Preformatted_20_Text"><text:span text:style-name="T2">Transport Mode</text:span>. <text:s/>Select one or more icons to include Road, Tram, Rail, Water, <text:span text:style-name="T34">and </text:span>Air <text:span text:style-name="T15">stations</text:span> in the <text:span text:style-name="T15">Station Selector menu</text:span>. </text:p>
      <text:p text:style-name="Preformatted_20_Text"/>
      <text:p text:style-name="Preformatted_20_Text"><text:span text:style-name="T2">Cargo</text:span>. <text:s/>Select one of Passengers, Cargo, or Both. </text:p>
      <text:p text:style-name="Preformatted_20_Text"/>
      <text:p text:style-name="Preformatted_20_Text"><text:span text:style-name="T2">Load Data File</text:span>. <text:s/>Specify a Line Data File for this game. <text:s/>This is a text file in the "data" folder in the mod's folder. <text:s/>See below for details. <text:s text:c="2"/>If you make changes to the Line Data File while the game is running you can click the "Load Data File" button to reload it. </text:p>
      <text:p text:style-name="Preformatted_20_Text"/>
      <text:p text:style-name="Preformatted_20_Text"><text:span text:style-name="T2">Reset Camera</text:span>. <text:s/>Move the camera to the selected station. </text:p>
      <text:p text:style-name="Preformatted_20_Text"/>
      <text:p text:style-name="Preformatted_20_Text"><text:span text:style-name="T2">Sort by Platform</text:span>. <text:s/>Sort the vehicles in the Display Window by platform number. <text:s/>Otherwise vehicles are sorted by state (departing, standing, a<text:span text:style-name="T7">pproaching</text:span>) and <text:span text:style-name="T15">then by </text:span>arrival time. </text:p>
      <text:p text:style-name="Preformatted_20_Text"/>
      <text:p text:style-name="Preformatted_20_Text"><text:soft-page-break/><text:span text:style-name="T2">Show Line Name</text:span>. <text:s/>Always show the line name. <text:s/>Otherwise the line name is shown if a destination terminus cannot be found. </text:p>
      <text:p text:style-name="Preformatted_20_Text"/>
      <text:p text:style-name="Preformatted_20_Text"><text:span text:style-name="T2">Show Vehicle Origin</text:span>. <text:s/>Show the origin terminus. <text:s/>It is not shown if it is the same as the destination terminus. </text:p>
      <text:p text:style-name="Preformatted_20_Text"/>
      <text:p text:style-name="Preformatted_20_Text"><text:span text:style-name="T2">Show Vehicle Occupancy</text:span>. <text:s/>Show the number of passengers or cargo, and the vehicle capacity. </text:p>
      <text:p text:style-name="Preformatted_20_Text"/>
      <text:p text:style-name="Preformatted_20_Text"><text:span text:style-name="T2">Move camera to station</text:span>. <text:s/>If this option is set, the camera moves to <text:span text:style-name="T3">a station when it is selected</text:span>. </text:p>
      <text:p text:style-name="Preformatted_20_Text"/>
      <text:p text:style-name="Preformatted_20_Text"><text:span text:style-name="T2">Maximum Via's</text:span>. <text:s/>Range 0 to 3. <text:s/>The maximum number of Via stations shown in the Display Window. <text:s/>These include the next station on the line (unless it is the destination terminus) and <text:span text:style-name="T16">the </text:span>Via stations specified in the Line Data File (see below). <text:s/>If there are more Via stations than the Maximum, then those in the Line Data File take prec<text:span text:style-name="T6">e</text:span>dence, in their order from the selected station. </text:p>
      <text:p text:style-name="Preformatted_20_Text"/>
      <text:p text:style-name="Preformatted_20_Text"><text:span text:style-name="T2">Minimum station lines</text:span>. <text:s/>Only stations with at least this number of lines are shown in the Station Selector. </text:p>
      <text:p text:style-name="Preformatted_20_Text"/>
      <text:p text:style-name="P27">The Control Window options and the Display Window width are stored in the game savefile (&lt;savefile name&gt;.sav.lua) when the game is saved. </text:p>
      <text:p text:style-name="P27"/>
      <text:p text:style-name="P1"/>
      <text:h text:style-name="Heading_20_2" text:outline-level="2">Road and Tram Stations and Lines</text:h>
      <text:p text:style-name="Preformatted_20_Text"/>
      <text:p text:style-name="Preformatted_20_Text">Road and Tram stations in different towns may have the same name (<text:span text:style-name="T5">usually a </text:span>street name). <text:s/>If you <text:span text:style-name="T5">make</text:span> Road and Tram lines names in the form &lt;town&gt;_&lt;route&gt; (for example <text:span text:style-name="T36">Preston</text:span>_Bus1) then the town name is used as a prefix in the Stations List (eg. <text:span text:style-name="T36">Preston</text:span>_High Street). <text:s/>Also the route name <text:span text:style-name="T32">is </text:span><text:span text:style-name="T17">shown</text:span> in the Display Window (eg. <text:s/>Bus1 High Street) </text:p>
      <text:p text:style-name="Preformatted_20_Text"/>
      <text:p text:style-name="Preformatted_20_Text">If there is more than one station with the same name, plus signs ( + ) are added in the Stations List to distinguish them. </text:p>
      <text:p text:style-name="Preformatted_20_Text"/>
      <text:p text:style-name="Preformatted_20_Text"/>
      <text:h text:style-name="Heading_20_2" text:outline-level="2">Line Data File</text:h>
      <text:p text:style-name="Preformatted_20_Text"/>
      <text:p text:style-name="P26">You can make a text file (using a text editor) to give additional data for lines.</text:p>
      <text:p text:style-name="P26"/>
      <text:p text:style-name="P26">Type the name of the file to the right of "Load Data File" button in the Control Window, and then click on the "Load Data File" button. <text:s/>The mod looks for the file in the "data" folder within the mod folder. </text:p>
      <text:p text:style-name="P26"/>
      <text:p text:style-name="P25">If there are errors, they are shown in the Transport Fever console. <text:s/><text:span text:style-name="T8">They are also written to</text:span> the file "lineData.dump" in the mod folder, together with a <text:span text:style-name="T32">copy</text:span> of what the mod has managed to read.</text:p>
      <text:p text:style-name="Preformatted_20_Text"/>
      <text:p text:style-name="P24">The Line Data File contains <text:span text:style-name="T9">text </text:span>lines in the form:</text:p>
      <text:p text:style-name="P24"/>
      <text:p text:style-name="P24">&lt;line name&gt; = &lt;data&gt;</text:p>
      <text:p text:style-name="P24"/>
      <text:p text:style-name="P15">The data <text:span text:style-name="T32">specifies</text:span> terminus stations and <text:span text:style-name="T37">V</text:span>ia stations. <text:s/>For example:</text:p>
      <text:p text:style-name="P15"/>
      <text:p text:style-name="P11">WCML = Crewe TO Carlisle VIA Preston VIA Wigan</text:p>
      <text:p text:style-name="P15"/>
      <text:p text:style-name="P22">These additional VIA stations (“Wigan” and “Preston”) will be shown where appropriate on the Departure Board. <text:s/><text:span text:style-name="T24">The VIA stations can be </text:span><text:span text:style-name="T37">specified </text:span><text:span text:style-name="T24">in any </text:span><text:soft-page-break/><text:span text:style-name="T24">order. <text:s/>They are only considered when following the line forward from the </text:span><text:span text:style-name="T28">selected</text:span><text:span text:style-name="T24"> station </text:span><text:span text:style-name="T19">until</text:span><text:span text:style-name="T24"> the next terminus.</text:span></text:p>
      <text:p text:style-name="P15"/>
      <text:p text:style-name="P23"><text:span text:style-name="T10">The </text:span><text:span text:style-name="T27">line </text:span><text:span text:style-name="T10">data</text:span><text:span text:style-name="T9"> can include “off the </text:span><text:span text:style-name="T43">map</text:span><text:span text:style-name="T9">” </text:span><text:span text:style-name="T10">destinations</text:span><text:span text:style-name="T9">, which are not in the game, but will </text:span><text:span text:style-name="T32">be </text:span><text:span text:style-name="T9">shown on the Departure Board. <text:s/>For example:</text:span></text:p>
      <text:p text:style-name="P23"/>
      <text:p text:style-name="P2">WCML = Crewe (FOR London Euston) TO Carlisle (FOR Glasgow) VIA Preston</text:p>
      <text:p text:style-name="P15"/>
      <text:p text:style-name="P14">In the game, the line ends at “Crewe” but the Destination Board will <text:span text:style-name="T11">instead </text:span>show the terminus as “London Euston”.</text:p>
      <text:p text:style-name="P14"/>
      <text:p text:style-name="P16"><text:span text:style-name="T13">The FOR clause is enclosed in round brackets a</text:span><text:span text:style-name="T20">nd</text:span><text:span text:style-name="T13"> replaces the real terminus. </text:span><text:span text:style-name="T22">The keywords TO, VIA, </text:span><text:span text:style-name="T26">SHORT </text:span><text:span text:style-name="T22">and FOR must be upper case. <text:s/></text:span><text:span text:style-name="T24">Station names must start with a</text:span><text:span text:style-name="T32">n</text:span><text:span text:style-name="T24"> alphanumeric character and can contain hyphens and underscores. <text:s/></text:span><text:span text:style-name="T39">Comments start with a double hyphen (–) until the end of the line.</text:span></text:p>
      <text:p text:style-name="P15"/>
      <text:p text:style-name="P21">You can specify alternative “off the <text:span text:style-name="T43">map</text:span>” destinations, <text:span text:style-name="T21">for example:</text:span></text:p>
      <text:p text:style-name="P21"/>
      <text:p text:style-name="P3">WCML = Crewe (FOR London Euston) To Carlisle (FOR Glasgow OR Edinburgh)</text:p>
      <text:p text:style-name="P21"/>
      <text:p text:style-name="P21">“Glasgow” or “Edinburgh” will be shown alternately as the destination for north-bound trains, and alternately as the origin for south-bound trains. </text:p>
      <text:p text:style-name="P15"/>
      <text:p text:style-name="P20">Some more examples:</text:p>
      <text:p text:style-name="P20"/>
      <text:p text:style-name="P4">WCML = Crewe (FOR London Euston OR London Euston VIA Birmingham) TO Carlisle</text:p>
      <text:p text:style-name="P18"/>
      <text:p text:style-name="P19">Alternate trains are VIA Birmingham.</text:p>
      <text:p text:style-name="P18"/>
      <text:p text:style-name="P4">MAN_SHR = <text:span text:style-name="T12">Manchester</text:span> Picadilly TO Shrewsbury (FOR Cardiff VIA Shrewsbury OR Carmarthen VIA Shrewsbury OR Milford Haven VIA Shrewsbury <text:span text:style-name="T12">OR Shrewsbury</text:span>)</text:p>
      <text:p text:style-name="P18"/>
      <text:p text:style-name="P19">The destinations are alternately: Cardiff, Carmarthen, Milford Haven, Shrewsbury.</text:p>
      <text:p text:style-name="P18"/>
      <text:p text:style-name="P12"><text:span text:style-name="T21">The complete statement must be on one logical line, but a backslash </text:span><text:span text:style-name="T18">at the end of a line can be used to join it to the following line, for example:</text:span></text:p>
      <text:p text:style-name="P34"/>
      <text:p text:style-name="P5">MAN_RDG = M<text:span text:style-name="T12">anchester</text:span> Picadilly TO St<text:span text:style-name="T30">oke-on-Trent</text:span> (FOR Reading VIA Birmingham <text:span text:style-name="T21">\</text:span></text:p>
      <text:p text:style-name="P8"><text:s text:c="4"/>OR Bourn<text:span text:style-name="T12">e</text:span>mouth VIA Birmingham VIA Reading <text:span text:style-name="T32">\</text:span></text:p>
      <text:p text:style-name="P8"><text:s text:c="4"/>OR Bristol VIA Birmingham <text:span text:style-name="T21">\</text:span></text:p>
      <text:p text:style-name="P5"><text:s text:c="4"/>OR Bourn<text:span text:style-name="T12">e</text:span>mouth VIA Birmingham VIA Reading <text:span text:style-name="T21">\</text:span></text:p>
      <text:p text:style-name="P5"><text:s text:c="4"/>OR Plymouth VIA Birmingham VIA Bristol)</text:p>
      <text:p text:style-name="P17"/>
      <text:p text:style-name="P19">The destinations are alternately: Reading, Bournemouth, Bristol, Bournemouth, Plymouth.</text:p>
      <text:p text:style-name="P13"/>
      <text:p text:style-name="P6">PRE_SOP = Preston TO Southport TO Ormskirk</text:p>
      <text:p text:style-name="P31"/>
      <text:p text:style-name="P31">A line with 3 termini. <text:s/><text:span text:style-name="T23">The line </text:span><text:span text:style-name="T31">is</text:span><text:span text:style-name="T23"> Preston – Southport – Preston – Ormskirk – Preston. <text:s/>It behaves as two separate lines, which can be served with a single vehicle.</text:span></text:p>
      <text:p text:style-name="P31"/>
      <text:p text:style-name="P7">MCV_BPN = Manchester Victoria TO Blackpool SHORT Preston <text:span text:style-name="T29">\</text:span></text:p>
      <text:p text:style-name="P7"><text:span text:style-name="T24"><text:s text:c="4"/>VIA Poulton-le-Fylde</text:span> VIA Bolton</text:p>
      <text:p text:style-name="P32"/>
      <text:p text:style-name="P33"><text:span text:style-name="T23">The line </text:span><text:span text:style-name="T31">is</text:span><text:span text:style-name="T23"> Manchester – Preston – Manchester – Preston – Blackpool – Preston – Manchester (alternate journeys terminate at Preston). <text:s/>The SHORT keyword indicates that Preston is </text:span><text:span text:style-name="T25">a</text:span><text:span text:style-name="T23"> terminus </text:span><text:span text:style-name="T25">only </text:span><text:span text:style-name="T41">for the short journey (when</text:span><text:span text:style-name="T23"> the next and previous stations are the same</text:span><text:span text:style-name="T41">)</text:span><text:span text:style-name="T23">.</text:span></text:p>
      <text:p text:style-name="P35"/>
      <text:p text:style-name="P36"/>
      <text:h text:style-name="Heading_20_2" text:outline-level="2"><text:soft-page-break/>Notes</text:h>
      <text:p text:style-name="P37"/>
      <text:p text:style-name="P37">The Departure Board mod runs only every 500mS, in order to reduce processor load.</text:p>
      <text:p text:style-name="P37"/>
      <text:p text:style-name="P37">Approaching vehicles are shown on the Departure Board only when they are within a specified distance from the station (defined for each vehicle type in the <text:span text:style-name="T40">approachDistanceSq</text:span> table in <text:span text:style-name="T40">DepartureBoardGui.lua</text:span>), and have left the previous station. <text:s/>The distance is measured in a straight line from the vehicle to the centre of the station.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11:36:25.480000000</dc:date>
    <meta:editing-duration>PT8H56S</meta:editing-duration>
    <meta:editing-cycles>50</meta:editing-cycles>
    <meta:generator>LibreOffice/7.1.8.1$Windows_X86_64 LibreOffice_project/e1f30c802c3269a1d052614453f260e49458c82c</meta:generator>
    <meta:document-statistic meta:table-count="0" meta:image-count="0" meta:object-count="0" meta:page-count="4" meta:paragraph-count="70" meta:word-count="1256" meta:character-count="7518" meta:non-whitespace-character-count="6225"/>
  </office:meta>
</office:document-meta>
</file>